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dd3" officeooo:paragraph-rsid="00152dd3"/>
    </style:style>
    <style:style style:name="P2" style:family="paragraph" style:parent-style-name="Standard">
      <style:text-properties fo:font-weight="bold" officeooo:rsid="00152dd3" officeooo:paragraph-rsid="00152dd3" style:font-weight-asian="bold" style:font-weight-complex="bold"/>
    </style:style>
    <style:style style:name="P3" style:family="paragraph" style:parent-style-name="Standard">
      <style:text-properties fo:font-weight="bold" officeooo:rsid="00180633" officeooo:paragraph-rsid="00180633" style:font-weight-asian="bold" style:font-weight-complex="bold"/>
    </style:style>
    <style:style style:name="P4" style:family="paragraph" style:parent-style-name="Standard">
      <style:text-properties officeooo:rsid="00180633" officeooo:paragraph-rsid="00180633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2_reversing_order_of_words</text:p>
      <text:p text:style-name="P1"><text:span text:style-name="T1"/></text:p>
      <text:p text:style-name="Standard">s="Rudransh and Sir"</text:p>
      <text:p text:style-name="Standard">l = s.split() # Eqv. to splitting at space</text:p>
      <text:p text:style-name="Standard"/>
      <text:p text:style-name="Standard">print(l)</text:p>
      <text:p text:style-name="Standard"/>
      <text:p text:style-name="Standard">print(l[::-1])</text:p>
      <text:p text:style-name="Standard"/>
      <text:p text:style-name="Standard">print(list(reversed(l)))</text:p>
      <text:p text:style-name="Standard"/>
      <text:p text:style-name="Standard">l.reverse() # Changes the original argument</text:p>
      <text:p text:style-name="Standard"/>
      <text:p text:style-name="Standard">print(l)</text:p>
      <text:p text:style-name="Standard"/>
      <text:p text:style-name="Standard">-------------------------------------------------------------------</text:p>
      <text:p text:style-name="Standard"/>
      <text:p text:style-name="P2"># 3_divisible_by_7</text:p>
      <text:p text:style-name="P1"/>
      <text:p text:style-name="P1">N = int(input("Enter the number to check divisibility by 7: "))</text:p>
      <text:p text:style-name="P1">if N%7==0:</text:p>
      <text:p text:style-name="P1"><text:s text:c="4"/>print(N,"is divisible by 7")</text:p>
      <text:p text:style-name="P1">else:</text:p>
      <text:p text:style-name="P1"><text:s text:c="4"/>print(N,"is not divisible by 7")</text:p>
      <text:p text:style-name="P1"/>
      <text:p text:style-name="P1">--------------------------------------------------------------</text:p>
      <text:p text:style-name="P1"/>
      <text:p text:style-name="P2"># 4_check_if_pangram</text:p>
      <text:p text:style-name="P1"/>
      <text:p text:style-name="P1">import string </text:p>
      <text:p text:style-name="P1"/>
      <text:p text:style-name="P1">print(string.ascii_lowercase)</text:p>
      <text:p text:style-name="P1"/>
      <text:p text:style-name="P1">#s = "A quick brown fox jumps over the lazy dog."</text:p>
      <text:p text:style-name="P1">s = "A quick brown fox is there."</text:p>
      <text:p text:style-name="P1"/>
      <text:p text:style-name="P1">s = s.lower()</text:p>
      <text:p text:style-name="P1"/>
      <text:p text:style-name="P1">l = [] # ordered, indexed and can contain duplicate elements</text:p>
      <text:p text:style-name="P1">b = set() # unordered, unindexed and does not contain duplicate elements</text:p>
      <text:p text:style-name="P1"/>
      <text:p text:style-name="P1">for i in string.ascii_lowercase:</text:p>
      <text:p text:style-name="P1"><text:s text:c="4"/>if i in s:</text:p>
      <text:p text:style-name="P1"><text:s text:c="8"/>print(i,"found")</text:p>
      <text:p text:style-name="P1"><text:s text:c="8"/>b.add("found")</text:p>
      <text:p text:style-name="P1"><text:s text:c="8"/>l.append("found")</text:p>
      <text:p text:style-name="P1"><text:s text:c="4"/>else:</text:p>
      <text:p text:style-name="P1"><text:s text:c="8"/>print(i,"not found")</text:p>
      <text:p text:style-name="P1"><text:s text:c="8"/>b.add("not found")</text:p>
      <text:p text:style-name="P1"><text:s text:c="8"/>l.append("not found")</text:p>
      <text:p text:style-name="P1"><text:s/></text:p>
      <text:p text:style-name="P1">print(l)</text:p>
      <text:p text:style-name="P1"><text:soft-page-break/>print(b)</text:p>
      <text:p text:style-name="P1"/>
      <text:p text:style-name="P1">if 'found' in b and len(b) == 1:</text:p>
      <text:p text:style-name="P1"><text:s text:c="4"/>print("Pangram Found")</text:p>
      <text:p text:style-name="P1">else: </text:p>
      <text:p text:style-name="P1"><text:s text:c="4"/>print("String is not a pangram")</text:p>
      <text:p text:style-name="P1"/>
      <text:p text:style-name="P1"/>
      <text:p text:style-name="P1"># List is ordered. Set is unordered.</text:p>
      <text:p text:style-name="P1"># print(list(s))</text:p>
      <text:p text:style-name="P1"># print(set(s))</text:p>
      <text:p text:style-name="P1"/>
      <text:p text:style-name="P1">----------------------------------------------------------------------</text:p>
      <text:p text:style-name="P1"/>
      <text:p text:style-name="P3"># 5_Given a string, create a new string without vowels and print that string </text:p>
      <text:p text:style-name="P4"/>
      <text:p text:style-name="P1">x = ['a', 'e', 'i', 'o', 'u']</text:p>
      <text:p text:style-name="P1">y = input("please enter the word: ").lower()</text:p>
      <text:p text:style-name="P1"/>
      <text:p text:style-name="P1">result=""</text:p>
      <text:p text:style-name="P1"/>
      <text:p text:style-name="P1">for i in range(len(y)):</text:p>
      <text:p text:style-name="P1"><text:s text:c="4"/>if y[i] not in x:</text:p>
      <text:p text:style-name="P1"><text:s text:c="8"/>result = result + y[i]</text:p>
      <text:p text:style-name="P1"><text:s text:c="4"/>else:</text:p>
      <text:p text:style-name="P1"><text:s text:c="8"/>print(y[i])</text:p>
      <text:p text:style-name="P1"/>
      <text:p text:style-name="P1">print("After Removing Vowels: ", result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6:08:49.481408862</meta:creation-date>
    <dc:date>2023-06-13T16:14:42.970013602</dc:date>
    <meta:editing-duration>PT5M5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54" meta:word-count="199" meta:character-count="1534" meta:non-whitespace-character-count="1288"/>
  </office:meta>
</office:document-meta>
</file>